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783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name-complex="Lucida Sans" style:font-size-complex="10pt"/>
    </style:style>
    <style:style style:name="ce4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220u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style-name="ce2" office:value-type="string" calcext:value-type="string">
            <text:p>ECA-1HM221</text:p>
          </table:table-cell>
          <table:table-cell office:value-type="string" calcext:value-type="string">
            <text:p>C3382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table:style-name="ce2" office:value-type="string" calcext:value-type="string">
            <text:p>UWX1C101MCL1GB</text:p>
          </table:table-cell>
          <table:table-cell office:value-type="string" calcext:value-type="string">
            <text:p>C134723</text:p>
          </table:table-cell>
        </table:table-row>
        <table:table-row table:style-name="ro1">
          <table:table-cell office:value-type="string" calcext:value-type="string">
            <text:p>C3-C9</text:p>
          </table:table-cell>
          <table:table-cell office:value-type="string" calcext:value-type="string">
            <text:p>0.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table:style-name="ce2" office:value-type="string" calcext:value-type="string">
            <text:p>CL21F104ZBCNNN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table:style-name="ce2" office:value-type="string" calcext:value-type="string">
            <text:p>LTST-C171GKT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ener 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table:style-name="ce2" office:value-type="string" calcext:value-type="string">
            <text:p>MMSZ5240B-7-F</text:p>
          </table:table-cell>
          <table:table-cell office:value-type="string" calcext:value-type="string">
            <text:p>C17343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 5.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table:style-name="ce2" office:value-type="string" calcext:value-type="string">
            <text:p>MMSZ5231B-7-F</text:p>
          </table:table-cell>
          <table:table-cell office:value-type="string" calcext:value-type="string">
            <text:p>C173407</text:p>
          </table:table-cell>
        </table:table-row>
        <table:table-row table:style-name="ro1">
          <table:table-cell office:value-type="string" calcext:value-type="string">
            <text:p>F1-F18</text:p>
          </table:table-cell>
          <table:table-cell office:value-type="string" calcext:value-type="string">
            <text:p>Fuse Hol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style-name="ce2" office:value-type="string" calcext:value-type="string">
            <text:p>3544-2</text:p>
          </table:table-cell>
          <table:table-cell office:value-type="string" calcext:value-type="string">
            <text:p>C492610</text:p>
          </table:table-cell>
        </table:table-row>
        <table:table-row table:style-name="ro1">
          <table:table-cell office:value-type="string" calcext:value-type="string">
            <text:p>F1-F17 Fuse</text:p>
          </table:table-cell>
          <table:table-cell office:value-type="string" calcext:value-type="string">
            <text:p>String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style-name="ce2" office:value-type="string" calcext:value-type="string">
            <text:p>0297005.WXNV</text:p>
          </table:table-cell>
          <table:table-cell/>
        </table:table-row>
        <table:table-row table:style-name="ro1">
          <table:table-cell office:value-type="string" calcext:value-type="string">
            <text:p>F18 Fuse</text:p>
          </table:table-cell>
          <table:table-cell office:value-type="string" calcext:value-type="string">
            <text:p>PB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style-name="ce2" office:value-type="string" calcext:value-type="string">
            <text:p>0297002.WXNV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USB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table:style-name="ce2" office:value-type="string" calcext:value-type="string">
            <text:p>MU2029-151Y</text:p>
          </table:table-cell>
          <table:table-cell office:value-type="string" calcext:value-type="string">
            <text:p>C1015</text:p>
          </table:table-cell>
        </table:table-row>
        <table:table-row table:style-name="ro1">
          <table:table-cell office:value-type="string" calcext:value-type="string">
            <text:p>J1-J16</text:p>
          </table:table-cell>
          <table:table-cell office:value-type="string" calcext:value-type="string">
            <text:p>String Plu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style-name="ce2"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string" calcext:value-type="string">
            <text:p>J1-J16 Header</text:p>
          </table:table-cell>
          <table:table-cell office:value-type="string" calcext:value-type="string">
            <text:p>String Head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style-name="ce2" office:value-type="string" calcext:value-type="string">
            <text:p>OSTTJ0311530</text:p>
          </table:table-cell>
          <table:table-cell office:value-type="string" calcext:value-type="string">
            <text:p>C192778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string" calcext:value-type="string">
            <text:p>Power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style-name="ce2" office:value-type="string" calcext:value-type="string">
            <text:p>OSTYK51102030</text:p>
          </table:table-cell>
          <table:table-cell office:value-type="string" calcext:value-type="string">
            <text:p>C70742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style-name="ce2" office:value-type="float" office:value="1050570001" calcext:value-type="float">
            <text:p>1050570001</text:p>
          </table:table-cell>
          <table:table-cell office:value-type="string" calcext:value-type="string">
            <text:p>C39455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style-name="ce2" office:value-type="string" calcext:value-type="string">
            <text:p>A-2014-2-4-R</text:p>
          </table:table-cell>
          <table:table-cell office:value-type="string" calcext:value-type="string">
            <text:p>C2938579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style-name="ce2" office:value-type="float" office:value="1729034" calcext:value-type="float">
            <text:p>1729034</text:p>
          </table:table-cell>
          <table:table-cell office:value-type="string" calcext:value-type="string">
            <text:p>C192769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Voltage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style-name="ce2" office:value-type="string" calcext:value-type="string">
            <text:p>SBH11-PBPC-D20-ST-BK</text:p>
          </table:table-cell>
          <table:table-cell office:value-type="string" calcext:value-type="string">
            <text:p>C9138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style-name="ce2" office:value-type="float" office:value="61300511121" calcext:value-type="float">
            <text:p>61300511121</text:p>
          </table:table-cell>
          <table:table-cell office:value-type="string" calcext:value-type="string">
            <text:p>C358687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style-name="ce2" office:value-type="string" calcext:value-type="string">
            <text:p>PPTC041LFBN-RC</text:p>
          </table:table-cell>
          <table:table-cell office:value-type="string" calcext:value-type="string">
            <text:p>C225501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style-name="ce2" office:value-type="string" calcext:value-type="string">
            <text:p>B4B-XH-A(LF)(SN)</text:p>
          </table:table-cell>
          <table:table-cell office:value-type="string" calcext:value-type="string">
            <text:p>C144395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Aux 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style-name="ce2" office:value-type="float" office:value="1727010" calcext:value-type="float">
            <text:p>1727010</text:p>
          </table:table-cell>
          <table:table-cell office:value-type="string" calcext:value-type="string">
            <text:p>C69811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VIN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table:style-name="ce2" office:value-type="string" calcext:value-type="string">
            <text:p>DMP3056L-7</text:p>
          </table:table-cell>
          <table:table-cell office:value-type="string" calcext:value-type="string">
            <text:p>C150724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table:style-name="ce2" office:value-type="string" calcext:value-type="string">
            <text:p>RNCP0805FTD1K00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table:style-name="ce2" office:value-type="string" calcext:value-type="string">
            <text:p>RC0805FR-07100KL</text:p>
          </table:table-cell>
          <table:table-cell office:value-type="string" calcext:value-type="string">
            <text:p>C96346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table:style-name="ce2" office:value-type="string" calcext:value-type="string">
            <text:p>RC0805JR-074K7L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7-R2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805JT33R0CT-ND</text:p>
          </table:table-cell>
          <table:table-cell table:style-name="ce2" office:value-type="string" calcext:value-type="string">
            <text:p>RMCF0805JT33R0</text:p>
          </table:table-cell>
          <table:table-cell office:value-type="string" calcext:value-type="string">
            <text:p>C17634</text:p>
          </table:table-cell>
        </table:table-row>
        <table:table-row table:style-name="ro1">
          <table:table-cell office:value-type="string" calcext:value-type="string">
            <text:p>R23-R2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table:style-name="ce4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table:style-name="ce2" office:value-type="string" calcext:value-type="string">
            <text:p>RNCP0805FTD10K0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Push B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table:style-name="ce2" office:value-type="string" calcext:value-type="string">
            <text:p>PTS645SL50SMTR92 LFS</text:p>
          </table:table-cell>
          <table:table-cell office:value-type="string" calcext:value-type="string">
            <text:p>C127509</text:p>
          </table:table-cell>
        </table:table-row>
        <table:table-row table:style-name="ro1">
          <table:table-cell office:value-type="string" calcext:value-type="string">
            <text:p>SW3,SW4</text:p>
          </table:table-cell>
          <table:table-cell office:value-type="string" calcext:value-type="string">
            <text:p>Slid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table:style-name="ce2" office:value-type="string" calcext:value-type="string">
            <text:p>JS202011JCQN</text:p>
          </table:table-cell>
          <table:table-cell office:value-type="string" calcext:value-type="string">
            <text:p>C22166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KI-78SR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style-name="ce2" office:value-type="string" calcext:value-type="string">
            <text:p>OKI-78SR-5/1.5-W36-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table:style-name="ce2"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OCKETBEAGLE-SC-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style-name="ce2" office:value-type="string" calcext:value-type="string">
            <text:p>POCKETBEAGLE-SC-569</text:p>
          </table:table-cell>
          <table:table-cell/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HCT24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table:style-name="ce2" office:value-type="string" calcext:value-type="string">
            <text:p>SN74HCT245NSR</text:p>
          </table:table-cell>
          <table:table-cell office:value-type="string" calcext:value-type="string">
            <text:p>C13364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A9638C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table:style-name="ce2"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table:style-name="ce2" office:value-type="string" calcext:value-type="string">
            <text:p>AM26C31IDR</text:p>
          </table:table-cell>
          <table:table-cell office:value-type="string" calcext:value-type="string">
            <text:p>C15747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PS2051B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table:style-name="ce2" office:value-type="string" calcext:value-type="string">
            <text:p>TPS2051BDBVR</text:p>
          </table:table-cell>
          <table:table-cell office:value-type="string" calcext:value-type="string">
            <text:p>C24593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4S009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table:style-name="ce2" office:value-type="string" calcext:value-type="string">
            <text:p>TPD4S009DBVR</text:p>
          </table:table-cell>
          <table:table-cell office:value-type="string" calcext:value-type="string">
            <text:p>C88032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0:12:50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20:13:51.672000000</dc:date>
    <meta:editing-duration>PT22M52S</meta:editing-duration>
    <meta:editing-cycles>9</meta:editing-cycles>
    <meta:generator>LibreOffice/7.3.2.2$Windows_X86_64 LibreOffice_project/49f2b1bff42cfccbd8f788c8dc32c1c309559be0</meta:generator>
    <meta:document-statistic meta:table-count="1" meta:cell-count="247" meta:object-count="0"/>
  </office:meta>
</office:document-meta>
</file>